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xiID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uplicate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2]=[.A3];&quot;DUP&quot;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3]=[.A4];&quot;DUP&quot;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4]=[.A5];&quot;DUP&quot;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5]=[.A6];&quot;DUP&quot;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6]=[.A7];&quot;DUP&quot;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7]=[.A8];&quot;DUP&quot;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8]=[.A9];&quot;DUP&quot;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[.A9]=[.A10];&quot;DUP&quot;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[.A10]=[.A11];&quot;DUP&quot;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11]=[.A12];&quot;DUP&quot;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12]=[.A13];&quot;DUP&quot;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13]=[.A14];&quot;DUP&quot;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[.A14]=[.A15];&quot;DUP&quot;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15]=[.A16];&quot;DUP&quot;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16]=[.A17];&quot;DUP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17]=[.A18];&quot;DUP&quot;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[.A18]=[.A19];&quot;DUP&quot;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[.A19]=[.A20];&quot;DUP&quot;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20]=[.A21];&quot;DUP&quot;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[.A21]=[.A22];&quot;DUP&quot;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[.A22]=[.A23];&quot;DUP&quot;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[.A23]=[.A24];&quot;DUP&quot;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[.A24]=[.A25];&quot;DUP&quot;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[.A25]=[.A26];&quot;DUP&quot;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[.A26]=[.A27];&quot;DUP&quot;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[.A27]=[.A28];&quot;DUP&quot;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[.A28]=[.A29];&quot;DUP&quot;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[.A29]=[.A30];&quot;DUP&quot;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[.A30]=[.A31];&quot;DUP&quot;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[.A31]=[.A32];&quot;DUP&quot;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[.A32]=[.A33];&quot;DUP&quot;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[.A33]=[.A34];&quot;DUP&quot;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[.A34]=[.A35];&quot;DUP&quot;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[.A35]=[.A36];&quot;DUP&quot;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[.A36]=[.A37];&quot;DUP&quot;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[.A37]=[.A38];&quot;DUP&quot;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A38]=[.A39];&quot;DUP&quot;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[.A39]=[.A40];&quot;DUP&quot;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40]=[.A41];&quot;DUP&quot;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[.A41]=[.A42];&quot;DUP&quot;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[.A42]=[.A43];&quot;DUP&quot;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[.A43]=[.A44];&quot;DUP&quot;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[.A44]=[.A45];&quot;DUP&quot;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[.A45]=[.A46];&quot;DUP&quot;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46]=[.A47];&quot;DUP&quot;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[.A47]=[.A48];&quot;DUP&quot;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[.A48]=[.A49];&quot;DUP&quot;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[.A49]=[.A50];&quot;DUP&quot;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[.A50]=[.A51];&quot;DUP&quot;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[.A51]=[.A52];&quot;DUP&quot;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[.A52]=[.A53];&quot;DUP&quot;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[.A53]=[.A54];&quot;DUP&quot;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54]=[.A55];&quot;DUP&quot;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[.A55]=[.A56];&quot;DUP&quot;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[.A56]=[.A57];&quot;DUP&quot;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[.A57]=[.A58];&quot;DUP&quot;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[.A58]=[.A59];&quot;DUP&quot;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[.A59]=[.A60];&quot;DUP&quot;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[.A60]=[.A61];&quot;DUP&quot;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[.A61]=[.A62];&quot;DUP&quot;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[.A62]=[.A63];&quot;DUP&quot;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[.A63]=[.A64];&quot;DUP&quot;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[.A64]=[.A65];&quot;DUP&quot;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[.A65]=[.A66];&quot;DUP&quot;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66]=[.A67];&quot;DUP&quot;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A67]=[.A68];&quot;DUP&quot;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68]=[.A69];&quot;DUP&quot;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69]=[.A70];&quot;DUP&quot;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[.A70]=[.A71];&quot;DUP&quot;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[.A71]=[.A72];&quot;DUP&quot;;&quot;&quot;)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72]=[.A73];&quot;DUP&quot;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[.A73]=[.A74];&quot;DUP&quot;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74]=[.A75];&quot;DUP&quot;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[.A75]=[.A76];&quot;DUP&quot;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[.A76]=[.A77];&quot;DUP&quot;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77]=[.A78];&quot;DUP&quot;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[.A78]=[.A79];&quot;DUP&quot;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79]=[.A80];&quot;DUP&quot;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80]=[.A81];&quot;DUP&quot;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[.A81]=[.A82];&quot;DUP&quot;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82]=[.A83];&quot;DUP&quot;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83]=[.A84];&quot;DUP&quot;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84]=[.A85];&quot;DUP&quot;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85]=[.A86];&quot;DUP&quot;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86]=[.A87];&quot;DUP&quot;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[.A87]=[.A88];&quot;DUP&quot;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88]=[.A89];&quot;DUP&quot;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89]=[.A90];&quot;DUP&quot;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90]=[.A91];&quot;DUP&quot;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91]=[.A92];&quot;DUP&quot;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92]=[.A93];&quot;DUP&quot;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93]=[.A94];&quot;DUP&quot;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[.A94]=[.A95];&quot;DUP&quot;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[.A95]=[.A96];&quot;DUP&quot;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[.A96]=[.A97];&quot;DUP&quot;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[.A97]=[.A98];&quot;DUP&quot;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[.A98]=[.A99];&quot;DUP&quot;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99]=[.A100];&quot;DUP&quot;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[.A100]=[.A101];&quot;DUP&quot;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[.A101]=[.A102];&quot;DUP&quot;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102]=[.A103];&quot;DUP&quot;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[.A103]=[.A104];&quot;DUP&quot;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[.A104]=[.A105];&quot;DUP&quot;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[.A105]=[.A106];&quot;DUP&quot;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[.A106]=[.A107];&quot;DUP&quot;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107]=[.A108];&quot;DUP&quot;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[.A108]=[.A109];&quot;DUP&quot;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[.A109]=[.A110];&quot;DUP&quot;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110]=[.A111];&quot;DUP&quot;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[.A111]=[.A112];&quot;DUP&quot;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[.A112]=[.A113];&quot;DUP&quot;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[.A113]=[.A114];&quot;DUP&quot;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[.A114]=[.A115];&quot;DUP&quot;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[.A115]=[.A116];&quot;DUP&quot;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[.A116]=[.A117];&quot;DUP&quot;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117]=[.A118];&quot;DUP&quot;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118]=[.A119];&quot;DUP&quot;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[.A119]=[.A120];&quot;DUP&quot;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[.A120]=[.A121];&quot;DUP&quot;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[.A121]=[.A122];&quot;DUP&quot;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[.A122]=[.A123];&quot;DUP&quot;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[.A123]=[.A124];&quot;DUP&quot;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[.A124]=[.A125];&quot;DUP&quot;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[.A125]=[.A126];&quot;DUP&quot;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[.A126]=[.A127];&quot;DUP&quot;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[.A127]=[.A128];&quot;DUP&quot;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[.A128]=[.A129];&quot;DUP&quot;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[.A129]=[.A130];&quot;DUP&quot;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[.A130]=[.A131];&quot;DUP&quot;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131]=[.A132];&quot;DUP&quot;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132]=[.A133];&quot;DUP&quot;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[.A133]=[.A134];&quot;DUP&quot;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[.A134]=[.A135];&quot;DUP&quot;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[.A135]=[.A136];&quot;DUP&quot;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[.A136]=[.A137];&quot;DUP&quot;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[.A137]=[.A138];&quot;DUP&quot;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[.A138]=[.A139];&quot;DUP&quot;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[.A139]=[.A140];&quot;DUP&quot;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140]=[.A141];&quot;DUP&quot;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[.A141]=[.A142];&quot;DUP&quot;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[.A142]=[.A143];&quot;DUP&quot;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[.A143]=[.A144];&quot;DUP&quot;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[.A144]=[.A145];&quot;DUP&quot;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A145]=[.A146];&quot;DUP&quot;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[.A146]=[.A147];&quot;DUP&quot;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147]=[.A148];&quot;DUP&quot;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[.A148]=[.A149];&quot;DUP&quot;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149]=[.A150];&quot;DUP&quot;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[.A150]=[.A151];&quot;DUP&quot;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[.A151]=[.A152];&quot;DUP&quot;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[.A152]=[.A153];&quot;DUP&quot;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153]=[.A154];&quot;DUP&quot;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154]=[.A155];&quot;DUP&quot;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[.A155]=[.A156];&quot;DUP&quot;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[.A156]=[.A157];&quot;DUP&quot;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[.A157]=[.A158];&quot;DUP&quot;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158]=[.A159];&quot;DUP&quot;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[.A159]=[.A160];&quot;DUP&quot;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160]=[.A161];&quot;DUP&quot;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[.A161]=[.A162];&quot;DUP&quot;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162]=[.A163];&quot;DUP&quot;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[.A163]=[.A164];&quot;DUP&quot;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[.A164]=[.A165];&quot;DUP&quot;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[.A165]=[.A166];&quot;DUP&quot;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[.A166]=[.A167];&quot;DUP&quot;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167]=[.A168];&quot;DUP&quot;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168]=[.A169];&quot;DUP&quot;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[.A169]=[.A170];&quot;DUP&quot;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[.A170]=[.A171];&quot;DUP&quot;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[.A171]=[.A172];&quot;DUP&quot;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[.A172]=[.A173];&quot;DUP&quot;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F([.A173]=[.A174];&quot;DUP&quot;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[.A174]=[.A175];&quot;DUP&quot;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175]=[.A176];&quot;DUP&quot;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[.A176]=[.A177];&quot;DUP&quot;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177]=[.A178];&quot;DUP&quot;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F([.A178]=[.A179];&quot;DUP&quot;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[.A179]=[.A180];&quot;DUP&quot;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[.A180]=[.A181];&quot;DUP&quot;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[.A181]=[.A182];&quot;DUP&quot;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IF([.A182]=[.A183];&quot;DUP&quot;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[.A183]=[.A184];&quot;DUP&quot;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[.A184]=[.A185];&quot;DUP&quot;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185]=[.A186];&quot;DUP&quot;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[.A186]=[.A187];&quot;DUP&quot;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[.A187]=[.A188];&quot;DUP&quot;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[.A188]=[.A189];&quot;DUP&quot;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[.A189]=[.A190];&quot;DUP&quot;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[.A190]=[.A191];&quot;DUP&quot;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[.A191]=[.A192];&quot;DUP&quot;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IF([.A192]=[.A193];&quot;DUP&quot;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[.A193]=[.A194];&quot;DUP&quot;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194]=[.A195];&quot;DUP&quot;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F([.A195]=[.A196];&quot;DUP&quot;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F([.A196]=[.A197];&quot;DUP&quot;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[.A197]=[.A198];&quot;DUP&quot;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[.A198]=[.A199];&quot;DUP&quot;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199]=[.A200];&quot;DUP&quot;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[.A200]=[.A201];&quot;DUP&quot;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[.A201]=[.A202];&quot;DUP&quot;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202]=[.A203];&quot;DUP&quot;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203]=[.A204];&quot;DUP&quot;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[.A204]=[.A205];&quot;DUP&quot;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[.A205]=[.A206];&quot;DUP&quot;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206]=[.A207];&quot;DUP&quot;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[.A207]=[.A208];&quot;DUP&quot;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[.A208]=[.A209];&quot;DUP&quot;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[.A209]=[.A210];&quot;DUP&quot;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[.A210]=[.A211];&quot;DUP&quot;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[.A211]=[.A212];&quot;DUP&quot;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212]=[.A213];&quot;DUP&quot;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[.A213]=[.A214];&quot;DUP&quot;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214]=[.A215];&quot;DUP&quot;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215]=[.A216];&quot;DUP&quot;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[.A216]=[.A217];&quot;DUP&quot;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217]=[.A218];&quot;DUP&quot;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[.A218]=[.A219];&quot;DUP&quot;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[.A219]=[.A220];&quot;DUP&quot;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[.A220]=[.A221];&quot;DUP&quot;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[.A221]=[.A222];&quot;DUP&quot;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IF([.A222]=[.A223];&quot;DUP&quot;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223]=[.A224];&quot;DUP&quot;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[.A224]=[.A225];&quot;DUP&quot;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225]=[.A226];&quot;DUP&quot;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226]=[.A227];&quot;DUP&quot;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[.A227]=[.A228];&quot;DUP&quot;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[.A228]=[.A229];&quot;DUP&quot;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[.A229]=[.A230];&quot;DUP&quot;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[.A230]=[.A231];&quot;DUP&quot;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[.A231]=[.A232];&quot;DUP&quot;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[.A232]=[.A233];&quot;DUP&quot;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[.A233]=[.A234];&quot;DUP&quot;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[.A234]=[.A235];&quot;DUP&quot;;&quot;&quot;)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[.A235]=[.A236];&quot;DUP&quot;;&quot;&quot;)">
            <text:p/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[.A236]=[.A237];&quot;DUP&quot;;&quot;&quot;)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[.A237]=[.A238];&quot;DUP&quot;;&quot;&quot;)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[.A238]=[.A239];&quot;DUP&quot;;&quot;&quot;)">
            <text:p/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[.A239]=[.A240];&quot;DUP&quot;;&quot;&quot;)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240]=[.A241];&quot;DUP&quot;;&quot;&quot;)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241]=[.A242];&quot;DUP&quot;;&quot;&quot;)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242]=[.A243];&quot;DUP&quot;;&quot;&quot;)">
            <text:p/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[.A243]=[.A244];&quot;DUP&quot;;&quot;&quot;)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[.A244]=[.A245];&quot;DUP&quot;;&quot;&quot;)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[.A245]=[.A246];&quot;DUP&quot;;&quot;&quot;)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[.A246]=[.A247];&quot;DUP&quot;;&quot;&quot;)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247]=[.A248];&quot;DUP&quot;;&quot;&quot;)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248]=[.A249];&quot;DUP&quot;;&quot;&quot;)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249]=[.A250];&quot;DUP&quot;;&quot;&quot;)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250]=[.A251];&quot;DUP&quot;;&quot;&quot;)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[.A251]=[.A252];&quot;DUP&quot;;&quot;&quot;)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252]=[.A253];&quot;DUP&quot;;&quot;&quot;)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253]=[.A254];&quot;DUP&quot;;&quot;&quot;)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[.A254]=[.A255];&quot;DUP&quot;;&quot;&quot;)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255]=[.A256];&quot;DUP&quot;;&quot;&quot;)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[.A256]=[.A257];&quot;DUP&quot;;&quot;&quot;)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[.A257]=[.A258];&quot;DUP&quot;;&quot;&quot;)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258]=[.A259];&quot;DUP&quot;;&quot;&quot;)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259]=[.A260];&quot;DUP&quot;;&quot;&quot;)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260]=[.A261];&quot;DUP&quot;;&quot;&quot;)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261]=[.A262];&quot;DUP&quot;;&quot;&quot;)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[.A262]=[.A263];&quot;DUP&quot;;&quot;&quot;)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[.A263]=[.A264];&quot;DUP&quot;;&quot;&quot;)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[.A264]=[.A265];&quot;DUP&quot;;&quot;&quot;)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[.A265]=[.A266];&quot;DUP&quot;;&quot;&quot;)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[.A266]=[.A267];&quot;DUP&quot;;&quot;&quot;)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[.A267]=[.A268];&quot;DUP&quot;;&quot;&quot;)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268]=[.A269];&quot;DUP&quot;;&quot;&quot;)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[.A269]=[.A270];&quot;DUP&quot;;&quot;&quot;)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270]=[.A271];&quot;DUP&quot;;&quot;&quot;)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[.A271]=[.A272];&quot;DUP&quot;;&quot;&quot;)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272]=[.A273];&quot;DUP&quot;;&quot;&quot;)">
            <text:p/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273]=[.A274];&quot;DUP&quot;;&quot;&quot;)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274]=[.A275];&quot;DUP&quot;;&quot;&quot;)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[.A275]=[.A276];&quot;DUP&quot;;&quot;&quot;)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276]=[.A277];&quot;DUP&quot;;&quot;&quot;)">
            <text:p/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IF([.A277]=[.A278];&quot;DUP&quot;;&quot;&quot;)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278]=[.A279];&quot;DUP&quot;;&quot;&quot;)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279]=[.A280];&quot;DUP&quot;;&quot;&quot;)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280]=[.A281];&quot;DUP&quot;;&quot;&quot;)">
            <text:p/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281]=[.A282];&quot;DUP&quot;;&quot;&quot;)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[.A282]=[.A283];&quot;DUP&quot;;&quot;&quot;)">
            <text:p/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[.A283]=[.A284];&quot;DUP&quot;;&quot;&quot;)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[.A284]=[.A285];&quot;DUP&quot;;&quot;&quot;)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[.A285]=[.A286];&quot;DUP&quot;;&quot;&quot;)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[.A286]=[.A287];&quot;DUP&quot;;&quot;&quot;)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IF([.A287]=[.A288];&quot;DUP&quot;;&quot;&quot;)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[.A288]=[.A289];&quot;DUP&quot;;&quot;&quot;)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289]=[.A290];&quot;DUP&quot;;&quot;&quot;)">
            <text:p/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[.A290]=[.A291];&quot;DUP&quot;;&quot;&quot;)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[.A291]=[.A292];&quot;DUP&quot;;&quot;&quot;)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[.A292]=[.A293];&quot;DUP&quot;;&quot;&quot;)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[.A293]=[.A294];&quot;DUP&quot;;&quot;&quot;)">
            <text:p/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[.A294]=[.A295];&quot;DUP&quot;;&quot;&quot;)">
            <text:p/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[.A295]=[.A296];&quot;DUP&quot;;&quot;&quot;)">
            <text:p/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[.A296]=[.A297];&quot;DUP&quot;;&quot;&quot;)">
            <text:p/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F([.A297]=[.A298];&quot;DUP&quot;;&quot;&quot;)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[.A298]=[.A299];&quot;DUP&quot;;&quot;&quot;)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[.A299]=[.A300];&quot;DUP&quot;;&quot;&quot;)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F([.A300]=[.A301];&quot;DUP&quot;;&quot;&quot;)">
            <text:p/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[.A301]=[.A302];&quot;DUP&quot;;&quot;&quot;)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[.A302]=[.A303];&quot;DUP&quot;;&quot;&quot;)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[.A303]=[.A304];&quot;DUP&quot;;&quot;&quot;)">
            <text:p/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[.A304]=[.A305];&quot;DUP&quot;;&quot;&quot;)">
            <text:p/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[.A305]=[.A306];&quot;DUP&quot;;&quot;&quot;)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[.A306]=[.A307];&quot;DUP&quot;;&quot;&quot;)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307]=[.A308];&quot;DUP&quot;;&quot;&quot;)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308]=[.A309];&quot;DUP&quot;;&quot;&quot;)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[.A309]=[.A310];&quot;DUP&quot;;&quot;&quot;)">
            <text:p/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[.A310]=[.A311];&quot;DUP&quot;;&quot;&quot;)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[.A311]=[.A312];&quot;DUP&quot;;&quot;&quot;)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[.A312]=[.A313];&quot;DUP&quot;;&quot;&quot;)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F([.A313]=[.A314];&quot;DUP&quot;;&quot;&quot;)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[.A314]=[.A315];&quot;DUP&quot;;&quot;&quot;)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F([.A315]=[.A316];&quot;DUP&quot;;&quot;&quot;)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316]=[.A317];&quot;DUP&quot;;&quot;&quot;)">
            <text:p/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[.A317]=[.A318];&quot;DUP&quot;;&quot;&quot;)">
            <text:p/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[.A318]=[.A319];&quot;DUP&quot;;&quot;&quot;)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[.A319]=[.A320];&quot;DUP&quot;;&quot;&quot;)">
            <text:p/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[.A320]=[.A321];&quot;DUP&quot;;&quot;&quot;)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[.A321]=[.A322];&quot;DUP&quot;;&quot;&quot;)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[.A322]=[.A323];&quot;DUP&quot;;&quot;&quot;)">
            <text:p/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[.A323]=[.A324];&quot;DUP&quot;;&quot;&quot;)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[.A324]=[.A325];&quot;DUP&quot;;&quot;&quot;)">
            <text:p/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[.A325]=[.A326];&quot;DUP&quot;;&quot;&quot;)">
            <text:p/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326]=[.A327];&quot;DUP&quot;;&quot;&quot;)">
            <text:p/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[.A327]=[.A328];&quot;DUP&quot;;&quot;&quot;)">
            <text:p/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[.A328]=[.A329];&quot;DUP&quot;;&quot;&quot;)">
            <text:p/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[.A329]=[.A330];&quot;DUP&quot;;&quot;&quot;)">
            <text:p/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[.A330]=[.A331];&quot;DUP&quot;;&quot;&quot;)">
            <text:p/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331]=[.A332];&quot;DUP&quot;;&quot;&quot;)">
            <text:p/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[.A332]=[.A333];&quot;DUP&quot;;&quot;&quot;)">
            <text:p/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[.A333]=[.A334];&quot;DUP&quot;;&quot;&quot;)">
            <text:p/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[.A334]=[.A335];&quot;DUP&quot;;&quot;&quot;)">
            <text:p/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[.A335]=[.A336];&quot;DUP&quot;;&quot;&quot;)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[.A336]=[.A337];&quot;DUP&quot;;&quot;&quot;)">
            <text:p/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[.A337]=[.A338];&quot;DUP&quot;;&quot;&quot;)">
            <text:p/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[.A338]=[.A339];&quot;DUP&quot;;&quot;&quot;)">
            <text:p/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[.A339]=[.A340];&quot;DUP&quot;;&quot;&quot;)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[.A340]=[.A341];&quot;DUP&quot;;&quot;&quot;)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[.A341]=[.A342];&quot;DUP&quot;;&quot;&quot;)">
            <text:p/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342]=[.A343];&quot;DUP&quot;;&quot;&quot;)">
            <text:p/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343]=[.A344];&quot;DUP&quot;;&quot;&quot;)">
            <text:p/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[.A344]=[.A345];&quot;DUP&quot;;&quot;&quot;)">
            <text:p/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345]=[.A346];&quot;DUP&quot;;&quot;&quot;)">
            <text:p/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346]=[.A347];&quot;DUP&quot;;&quot;&quot;)">
            <text:p/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[.A347]=[.A348];&quot;DUP&quot;;&quot;&quot;)">
            <text:p/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348]=[.A349];&quot;DUP&quot;;&quot;&quot;)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[.A349]=[.A350];&quot;DUP&quot;;&quot;&quot;)">
            <text:p/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[.A350]=[.A351];&quot;DUP&quot;;&quot;&quot;)">
            <text:p/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[.A351]=[.A352];&quot;DUP&quot;;&quot;&quot;)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352]=[.A353];&quot;DUP&quot;;&quot;&quot;)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[.A353]=[.A354];&quot;DUP&quot;;&quot;&quot;)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[.A354]=[.A355];&quot;DUP&quot;;&quot;&quot;)">
            <text:p/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355]=[.A356];&quot;DUP&quot;;&quot;&quot;)">
            <text:p/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[.A356]=[.A357];&quot;DUP&quot;;&quot;&quot;)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[.A357]=[.A358];&quot;DUP&quot;;&quot;&quot;)">
            <text:p/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[.A358]=[.A359];&quot;DUP&quot;;&quot;&quot;)">
            <text:p/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F([.A359]=[.A360];&quot;DUP&quot;;&quot;&quot;)">
            <text:p/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[.A360]=[.A361];&quot;DUP&quot;;&quot;&quot;)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[.A361]=[.A362];&quot;DUP&quot;;&quot;&quot;)">
            <text:p/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362]=[.A363];&quot;DUP&quot;;&quot;&quot;)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[.A363]=[.A364];&quot;DUP&quot;;&quot;&quot;)">
            <text:p/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[.A364]=[.A365];&quot;DUP&quot;;&quot;&quot;)">
            <text:p/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[.A365]=[.A366];&quot;DUP&quot;;&quot;&quot;)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[.A366]=[.A367];&quot;DUP&quot;;&quot;&quot;)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367]=[.A368];&quot;DUP&quot;;&quot;&quot;)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368]=[.A369];&quot;DUP&quot;;&quot;&quot;)">
            <text:p/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369]=[.A370];&quot;DUP&quot;;&quot;&quot;)">
            <text:p/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IF([.A370]=[.A371];&quot;DUP&quot;;&quot;&quot;)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IF([.A371]=[.A372];&quot;DUP&quot;;&quot;&quot;)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IF([.A372]=[.A373];&quot;DUP&quot;;&quot;&quot;)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IF([.A373]=[.A374];&quot;DUP&quot;;&quot;&quot;)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IF([.A374]=[.A375];&quot;DUP&quot;;&quot;&quot;)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IF([.A375]=[.A376];&quot;DUP&quot;;&quot;&quot;)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IF([.A376]=[.A377];&quot;DUP&quot;;&quot;&quot;)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IF([.A377]=[.A378];&quot;DUP&quot;;&quot;&quot;)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IF([.A378]=[.A379];&quot;DUP&quot;;&quot;&quot;)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IF([.A379]=[.A380];&quot;DUP&quot;;&quot;&quot;)">
            <text:p/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IF([.A380]=[.A381];&quot;DUP&quot;;&quot;&quot;)">
            <text:p/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IF([.A381]=[.A382];&quot;DUP&quot;;&quot;&quot;)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IF([.A382]=[.A383];&quot;DUP&quot;;&quot;&quot;)">
            <text:p/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383]=[.A384];&quot;DUP&quot;;&quot;&quot;)">
            <text:p/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IF([.A384]=[.A385];&quot;DUP&quot;;&quot;&quot;)">
            <text:p/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IF([.A385]=[.A386];&quot;DUP&quot;;&quot;&quot;)">
            <text:p/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IF([.A386]=[.A387];&quot;DUP&quot;;&quot;&quot;)">
            <text:p/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IF([.A387]=[.A388];&quot;DUP&quot;;&quot;&quot;)">
            <text:p/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IF([.A388]=[.A389];&quot;DUP&quot;;&quot;&quot;)">
            <text:p/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IF([.A389]=[.A390];&quot;DUP&quot;;&quot;&quot;)">
            <text:p/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390]=[.A391];&quot;DUP&quot;;&quot;&quot;)">
            <text:p/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IF([.A391]=[.A392];&quot;DUP&quot;;&quot;&quot;)">
            <text:p/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IF([.A392]=[.A393];&quot;DUP&quot;;&quot;&quot;)">
            <text:p/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IF([.A393]=[.A394];&quot;DUP&quot;;&quot;&quot;)">
            <text:p/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IF([.A394]=[.A395];&quot;DUP&quot;;&quot;&quot;)">
            <text:p/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IF([.A395]=[.A396];&quot;DUP&quot;;&quot;&quot;)">
            <text:p/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IF([.A396]=[.A397];&quot;DUP&quot;;&quot;&quot;)">
            <text:p/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IF([.A397]=[.A398];&quot;DUP&quot;;&quot;&quot;)">
            <text:p/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IF([.A398]=[.A399];&quot;DUP&quot;;&quot;&quot;)">
            <text:p/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IF([.A399]=[.A400];&quot;DUP&quot;;&quot;&quot;)">
            <text:p/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IF([.A400]=[.A401];&quot;DUP&quot;;&quot;&quot;)">
            <text:p/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IF([.A401]=[.A402];&quot;DUP&quot;;&quot;&quot;)">
            <text:p/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IF([.A402]=[.A403];&quot;DUP&quot;;&quot;&quot;)">
            <text:p/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IF([.A403]=[.A404];&quot;DUP&quot;;&quot;&quot;)">
            <text:p/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IF([.A404]=[.A405];&quot;DUP&quot;;&quot;&quot;)">
            <text:p/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IF([.A405]=[.A406];&quot;DUP&quot;;&quot;&quot;)">
            <text:p/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IF([.A406]=[.A407];&quot;DUP&quot;;&quot;&quot;)">
            <text:p/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IF([.A407]=[.A408];&quot;DUP&quot;;&quot;&quot;)">
            <text:p/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IF([.A408]=[.A409];&quot;DUP&quot;;&quot;&quot;)">
            <text:p/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IF([.A409]=[.A410];&quot;DUP&quot;;&quot;&quot;)">
            <text:p/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410]=[.A411];&quot;DUP&quot;;&quot;&quot;)">
            <text:p/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IF([.A411]=[.A412];&quot;DUP&quot;;&quot;&quot;)">
            <text:p/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IF([.A412]=[.A413];&quot;DUP&quot;;&quot;&quot;)">
            <text:p/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413]=[.A414];&quot;DUP&quot;;&quot;&quot;)">
            <text:p/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IF([.A414]=[.A415];&quot;DUP&quot;;&quot;&quot;)">
            <text:p/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IF([.A415]=[.A416];&quot;DUP&quot;;&quot;&quot;)">
            <text:p/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IF([.A416]=[.A417];&quot;DUP&quot;;&quot;&quot;)">
            <text:p/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IF([.A417]=[.A418];&quot;DUP&quot;;&quot;&quot;)">
            <text:p/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IF([.A418]=[.A419];&quot;DUP&quot;;&quot;&quot;)">
            <text:p/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IF([.A419]=[.A420];&quot;DUP&quot;;&quot;&quot;)">
            <text:p/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IF([.A420]=[.A421];&quot;DUP&quot;;&quot;&quot;)">
            <text:p/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IF([.A421]=[.A422];&quot;DUP&quot;;&quot;&quot;)">
            <text:p/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IF([.A422]=[.A423];&quot;DUP&quot;;&quot;&quot;)">
            <text:p/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IF([.A423]=[.A424];&quot;DUP&quot;;&quot;&quot;)">
            <text:p/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424]=[.A425];&quot;DUP&quot;;&quot;&quot;)">
            <text:p/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IF([.A425]=[.A426];&quot;DUP&quot;;&quot;&quot;)">
            <text:p/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IF([.A426]=[.A427];&quot;DUP&quot;;&quot;&quot;)">
            <text:p/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IF([.A427]=[.A428];&quot;DUP&quot;;&quot;&quot;)">
            <text:p/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IF([.A428]=[.A429];&quot;DUP&quot;;&quot;&quot;)">
            <text:p/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IF([.A429]=[.A430];&quot;DUP&quot;;&quot;&quot;)">
            <text:p/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IF([.A430]=[.A431];&quot;DUP&quot;;&quot;&quot;)">
            <text:p/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IF([.A431]=[.A432];&quot;DUP&quot;;&quot;&quot;)">
            <text:p/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IF([.A432]=[.A433];&quot;DUP&quot;;&quot;&quot;)">
            <text:p/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IF([.A433]=[.A434];&quot;DUP&quot;;&quot;&quot;)">
            <text:p/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IF([.A434]=[.A435];&quot;DUP&quot;;&quot;&quot;)">
            <text:p/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435]=[.A436];&quot;DUP&quot;;&quot;&quot;)">
            <text:p/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436]=[.A437];&quot;DUP&quot;;&quot;&quot;)">
            <text:p/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IF([.A437]=[.A438];&quot;DUP&quot;;&quot;&quot;)">
            <text:p/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IF([.A438]=[.A439];&quot;DUP&quot;;&quot;&quot;)">
            <text:p/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IF([.A439]=[.A440];&quot;DUP&quot;;&quot;&quot;)">
            <text:p/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IF([.A440]=[.A441];&quot;DUP&quot;;&quot;&quot;)">
            <text:p/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[.A441]=[.A442];&quot;DUP&quot;;&quot;&quot;)">
            <text:p/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IF([.A442]=[.A443];&quot;DUP&quot;;&quot;&quot;)">
            <text:p/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IF([.A443]=[.A444];&quot;DUP&quot;;&quot;&quot;)">
            <text:p/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IF([.A444]=[.A445];&quot;DUP&quot;;&quot;&quot;)">
            <text:p/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IF([.A445]=[.A446];&quot;DUP&quot;;&quot;&quot;)">
            <text:p/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IF([.A446]=[.A447];&quot;DUP&quot;;&quot;&quot;)">
            <text:p/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IF([.A447]=[.A448];&quot;DUP&quot;;&quot;&quot;)">
            <text:p/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IF([.A448]=[.A449];&quot;DUP&quot;;&quot;&quot;)">
            <text:p/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IF([.A449]=[.A450];&quot;DUP&quot;;&quot;&quot;)">
            <text:p/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IF([.A450]=[.A451];&quot;DUP&quot;;&quot;&quot;)">
            <text:p/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IF([.A451]=[.A452];&quot;DUP&quot;;&quot;&quot;)">
            <text:p/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IF([.A452]=[.A453];&quot;DUP&quot;;&quot;&quot;)">
            <text:p/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A453]=[.A454];&quot;DUP&quot;;&quot;&quot;)">
            <text:p/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IF([.A454]=[.A455];&quot;DUP&quot;;&quot;&quot;)">
            <text:p/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IF([.A455]=[.A456];&quot;DUP&quot;;&quot;&quot;)">
            <text:p/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IF([.A456]=[.A457];&quot;DUP&quot;;&quot;&quot;)">
            <text:p/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IF([.A457]=[.A458];&quot;DUP&quot;;&quot;&quot;)">
            <text:p/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IF([.A458]=[.A459];&quot;DUP&quot;;&quot;&quot;)">
            <text:p/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IF([.A459]=[.A460];&quot;DUP&quot;;&quot;&quot;)">
            <text:p/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IF([.A460]=[.A461];&quot;DUP&quot;;&quot;&quot;)">
            <text:p/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IF([.A461]=[.A462];&quot;DUP&quot;;&quot;&quot;)">
            <text:p/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IF([.A462]=[.A463];&quot;DUP&quot;;&quot;&quot;)">
            <text:p/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IF([.A463]=[.A464];&quot;DUP&quot;;&quot;&quot;)">
            <text:p/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464]=[.A465];&quot;DUP&quot;;&quot;&quot;)">
            <text:p/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IF([.A465]=[.A466];&quot;DUP&quot;;&quot;&quot;)">
            <text:p/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IF([.A466]=[.A467];&quot;DUP&quot;;&quot;&quot;)">
            <text:p/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IF([.A467]=[.A468];&quot;DUP&quot;;&quot;&quot;)">
            <text:p/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IF([.A468]=[.A469];&quot;DUP&quot;;&quot;&quot;)">
            <text:p/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469]=[.A470];&quot;DUP&quot;;&quot;&quot;)">
            <text:p/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[.A470]=[.A471];&quot;DUP&quot;;&quot;&quot;)">
            <text:p/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IF([.A471]=[.A472];&quot;DUP&quot;;&quot;&quot;)">
            <text:p/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IF([.A472]=[.A473];&quot;DUP&quot;;&quot;&quot;)">
            <text:p/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473]=[.A474];&quot;DUP&quot;;&quot;&quot;)">
            <text:p/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IF([.A474]=[.A475];&quot;DUP&quot;;&quot;&quot;)">
            <text:p/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IF([.A475]=[.A476];&quot;DUP&quot;;&quot;&quot;)">
            <text:p/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[.A476]=[.A477];&quot;DUP&quot;;&quot;&quot;)">
            <text:p/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IF([.A477]=[.A478];&quot;DUP&quot;;&quot;&quot;)">
            <text:p/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IF([.A478]=[.A479];&quot;DUP&quot;;&quot;&quot;)">
            <text:p/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IF([.A479]=[.A480];&quot;DUP&quot;;&quot;&quot;)">
            <text:p/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480]=[.A481];&quot;DUP&quot;;&quot;&quot;)">
            <text:p/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IF([.A481]=[.A482];&quot;DUP&quot;;&quot;&quot;)">
            <text:p/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482]=[.A483];&quot;DUP&quot;;&quot;&quot;)">
            <text:p/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IF([.A483]=[.A484];&quot;DUP&quot;;&quot;&quot;)">
            <text:p/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484]=[.A485];&quot;DUP&quot;;&quot;&quot;)">
            <text:p/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IF([.A485]=[.A486];&quot;DUP&quot;;&quot;&quot;)">
            <text:p/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486]=[.A487];&quot;DUP&quot;;&quot;&quot;)">
            <text:p/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487]=[.A488];&quot;DUP&quot;;&quot;&quot;)">
            <text:p/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IF([.A488]=[.A489];&quot;DUP&quot;;&quot;&quot;)">
            <text:p/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IF([.A489]=[.A490];&quot;DUP&quot;;&quot;&quot;)">
            <text:p/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490]=[.A491];&quot;DUP&quot;;&quot;&quot;)">
            <text:p/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IF([.A491]=[.A492];&quot;DUP&quot;;&quot;&quot;)">
            <text:p/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IF([.A492]=[.A493];&quot;DUP&quot;;&quot;&quot;)">
            <text:p/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IF([.A493]=[.A494];&quot;DUP&quot;;&quot;&quot;)">
            <text:p/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494]=[.A495];&quot;DUP&quot;;&quot;&quot;)">
            <text:p/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IF([.A495]=[.A496];&quot;DUP&quot;;&quot;&quot;)">
            <text:p/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IF([.A496]=[.A497];&quot;DUP&quot;;&quot;&quot;)">
            <text:p/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IF([.A497]=[.A498];&quot;DUP&quot;;&quot;&quot;)">
            <text:p/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IF([.A498]=[.A499];&quot;DUP&quot;;&quot;&quot;)">
            <text:p/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IF([.A499]=[.A500];&quot;DUP&quot;;&quot;&quot;)">
            <text:p/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IF([.A500]=[.A501];&quot;DUP&quot;;&quot;&quot;)">
            <text:p/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IF([.A501]=[.A502];&quot;DUP&quot;;&quot;&quot;)">
            <text:p/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IF([.A502]=[.A503];&quot;DUP&quot;;&quot;&quot;)">
            <text:p/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table:formula="of:=IF([.A503]=[.A504];&quot;DUP&quot;;&quot;&quot;)">
            <text:p/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IF([.A504]=[.A505];&quot;DUP&quot;;&quot;&quot;)">
            <text:p/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IF([.A505]=[.A506];&quot;DUP&quot;;&quot;&quot;)">
            <text:p/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IF([.A506]=[.A507];&quot;DUP&quot;;&quot;&quot;)">
            <text:p/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IF([.A507]=[.A508];&quot;DUP&quot;;&quot;&quot;)">
            <text:p/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IF([.A508]=[.A509];&quot;DUP&quot;;&quot;&quot;)">
            <text:p/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IF([.A509]=[.A510];&quot;DUP&quot;;&quot;&quot;)">
            <text:p/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IF([.A510]=[.A511];&quot;DUP&quot;;&quot;&quot;)">
            <text:p/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IF([.A511]=[.A512];&quot;DUP&quot;;&quot;&quot;)">
            <text:p/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IF([.A512]=[.A513];&quot;DUP&quot;;&quot;&quot;)">
            <text:p/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IF([.A513]=[.A514];&quot;DUP&quot;;&quot;&quot;)">
            <text:p/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IF([.A514]=[.A515];&quot;DUP&quot;;&quot;&quot;)">
            <text:p/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515]=[.A516];&quot;DUP&quot;;&quot;&quot;)">
            <text:p/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IF([.A516]=[.A517];&quot;DUP&quot;;&quot;&quot;)">
            <text:p/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IF([.A517]=[.A518];&quot;DUP&quot;;&quot;&quot;)">
            <text:p/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IF([.A518]=[.A519];&quot;DUP&quot;;&quot;&quot;)">
            <text:p/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IF([.A519]=[.A520];&quot;DUP&quot;;&quot;&quot;)">
            <text:p/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IF([.A520]=[.A521];&quot;DUP&quot;;&quot;&quot;)">
            <text:p/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IF([.A521]=[.A522];&quot;DUP&quot;;&quot;&quot;)">
            <text:p/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IF([.A522]=[.A523];&quot;DUP&quot;;&quot;&quot;)">
            <text:p/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IF([.A523]=[.A524];&quot;DUP&quot;;&quot;&quot;)">
            <text:p/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IF([.A524]=[.A525];&quot;DUP&quot;;&quot;&quot;)">
            <text:p/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IF([.A525]=[.A526];&quot;DUP&quot;;&quot;&quot;)">
            <text:p/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526]=[.A527];&quot;DUP&quot;;&quot;&quot;)">
            <text:p/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IF([.A527]=[.A528];&quot;DUP&quot;;&quot;&quot;)">
            <text:p/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IF([.A528]=[.A529];&quot;DUP&quot;;&quot;&quot;)">
            <text:p/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IF([.A529]=[.A530];&quot;DUP&quot;;&quot;&quot;)">
            <text:p/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IF([.A530]=[.A531];&quot;DUP&quot;;&quot;&quot;)">
            <text:p/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IF([.A531]=[.A532];&quot;DUP&quot;;&quot;&quot;)">
            <text:p/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IF([.A532]=[.A533];&quot;DUP&quot;;&quot;&quot;)">
            <text:p/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IF([.A533]=[.A534];&quot;DUP&quot;;&quot;&quot;)">
            <text:p/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IF([.A534]=[.A535];&quot;DUP&quot;;&quot;&quot;)">
            <text:p/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IF([.A535]=[.A536];&quot;DUP&quot;;&quot;&quot;)">
            <text:p/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536]=[.A537];&quot;DUP&quot;;&quot;&quot;)">
            <text:p/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IF([.A537]=[.A538];&quot;DUP&quot;;&quot;&quot;)">
            <text:p/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IF([.A538]=[.A539];&quot;DUP&quot;;&quot;&quot;)">
            <text:p/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IF([.A539]=[.A540];&quot;DUP&quot;;&quot;&quot;)">
            <text:p/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IF([.A540]=[.A541];&quot;DUP&quot;;&quot;&quot;)">
            <text:p/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IF([.A541]=[.A542];&quot;DUP&quot;;&quot;&quot;)">
            <text:p/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IF([.A542]=[.A543];&quot;DUP&quot;;&quot;&quot;)">
            <text:p/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IF([.A543]=[.A544];&quot;DUP&quot;;&quot;&quot;)">
            <text:p/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IF([.A544]=[.A545];&quot;DUP&quot;;&quot;&quot;)">
            <text:p/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545]=[.A546];&quot;DUP&quot;;&quot;&quot;)">
            <text:p/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IF([.A546]=[.A547];&quot;DUP&quot;;&quot;&quot;)">
            <text:p/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IF([.A547]=[.A548];&quot;DUP&quot;;&quot;&quot;)">
            <text:p/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IF([.A548]=[.A549];&quot;DUP&quot;;&quot;&quot;)">
            <text:p/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IF([.A549]=[.A550];&quot;DUP&quot;;&quot;&quot;)">
            <text:p/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IF([.A550]=[.A551];&quot;DUP&quot;;&quot;&quot;)">
            <text:p/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IF([.A551]=[.A552];&quot;DUP&quot;;&quot;&quot;)">
            <text:p/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IF([.A552]=[.A553];&quot;DUP&quot;;&quot;&quot;)">
            <text:p/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IF([.A553]=[.A554];&quot;DUP&quot;;&quot;&quot;)">
            <text:p/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IF([.A554]=[.A555];&quot;DUP&quot;;&quot;&quot;)">
            <text:p/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IF([.A555]=[.A556];&quot;DUP&quot;;&quot;&quot;)">
            <text:p/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table:formula="of:=IF([.A556]=[.A557];&quot;DUP&quot;;&quot;&quot;)">
            <text:p/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table:formula="of:=IF([.A557]=[.A558];&quot;DUP&quot;;&quot;&quot;)">
            <text:p/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table:formula="of:=IF([.A558]=[.A559];&quot;DUP&quot;;&quot;&quot;)">
            <text:p/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table:formula="of:=IF([.A559]=[.A560];&quot;DUP&quot;;&quot;&quot;)">
            <text:p/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table:formula="of:=IF([.A560]=[.A561];&quot;DUP&quot;;&quot;&quot;)">
            <text:p/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table:formula="of:=IF([.A561]=[.A562];&quot;DUP&quot;;&quot;&quot;)">
            <text:p/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table:formula="of:=IF([.A562]=[.A563];&quot;DUP&quot;;&quot;&quot;)">
            <text:p/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table:formula="of:=IF([.A563]=[.A564];&quot;DUP&quot;;&quot;&quot;)">
            <text:p/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  <table:table-cell table:formula="of:=IF([.A564]=[.A565];&quot;DUP&quot;;&quot;&quot;)">
            <text:p/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table:formula="of:=IF([.A565]=[.A566];&quot;DUP&quot;;&quot;&quot;)">
            <text:p/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table:formula="of:=IF([.A566]=[.A567];&quot;DUP&quot;;&quot;&quot;)">
            <text:p/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  <table:table-cell table:formula="of:=IF([.A567]=[.A568];&quot;DUP&quot;;&quot;&quot;)">
            <text:p/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  <table:table-cell table:formula="of:=IF([.A568]=[.A569];&quot;DUP&quot;;&quot;&quot;)">
            <text:p/>
          </table:table-cell>
        </table:table-row>
      </table:table>
      <table:named-expressions/>
      <table:database-ranges>
        <table:database-range table:name="__Anonymous_Sheet_DB__0" table:target-range-address="taxiIDs.A2:taxiIDs.A5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5T21:54:19.389943935</dc:date>
    <meta:editing-duration>PT7M56S</meta:editing-duration>
    <meta:editing-cycles>1</meta:editing-cycles>
    <meta:document-statistic meta:table-count="1" meta:cell-count="1136" meta:object-count="0"/>
    <meta:generator>LibreOffice/6.4.7.2$Linux_X86_64 LibreOffice_project/40$Build-2</meta:generator>
  </office:meta>
</office:document-meta>
</file>